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arial" svg:font-family="arial, helvetica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tyle="italic" style:font-style-asian="italic" style:font-style-complex="italic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9" style:family="paragraph" style:parent-style-name="Preformatted_20_Text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Preformatted_20_Text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variant="normal" fo:text-transform="none" fo:color="#2a569d" style:font-name="Arial1" fo:font-size="7.69999980926514pt" fo:letter-spacing="normal" fo:font-weight="bold"/>
    </style:style>
    <style:style style:name="T2" style:family="text">
      <style:text-properties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4">Everybody writes one sentence of what his/her thoughts on this project are.</text:p>
      <text:p text:style-name="P1"/>
      <text:p text:style-name="P1"/>
      <text:p text:style-name="P2">“It has been a great experience to work other students from all over europe to improve my technical and social skills.”</text:p>
      <text:p text:style-name="P10">Arne Reimer – Fachhochschule Kiel – University of Applied Sciences, Germany</text:p>
      <text:p text:style-name="P2"/>
      <text:p text:style-name="P3"/>
      <text:p text:style-name="P2">“Being a part of this international team I really learned a lot and I think it will be a big advantage for my future career.”</text:p>
      <text:p text:style-name="P9">Arne Lipfert – Fachhochschule Kiel – University of Applied Sciences, Germany</text:p>
      <text:p text:style-name="P2"/>
      <text:p text:style-name="P5"/>
      <text:p text:style-name="P6">“An extraordinary trip where we faced a great deal of tough decisions, but we emerged more grown up, more cooperative and we take home the fond memories of this amazing experience.”</text:p>
      <text:p text:style-name="P7">Daniel Lopes – Instituto Politécnico do Porto, Portu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arial" svg:font-family="arial, helvetica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3:14:21</dc:date>
    <meta:generator>LibreOffice/3.3$Unix LibreOffice_project/330m19$Build-202</meta:generator>
    <meta:editing-duration>PT13M35S</meta:editing-duration>
    <meta:editing-cycles>5</meta:editing-cycles>
    <meta:document-statistic meta:table-count="0" meta:image-count="0" meta:object-count="0" meta:page-count="1" meta:paragraph-count="8" meta:word-count="125" meta:character-count="725"/>
  </office:meta>
</office:document-meta>
</file>